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59" calcext:value-type="float">
            <text:p>59</text:p>
          </table:table-cell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273" calcext:value-type="float">
            <text:p>273</text:p>
          </table:table-cell>
          <table:table-cell office:value-type="float" office:value="627" calcext:value-type="float">
            <text:p>627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 table:number-rows-repeated="10480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6:18:24.49060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5T16:57:58.157986531</dc:date>
    <dc:creator>Jesus Castagnetto</dc:creator>
    <meta:editing-duration>P4DT13H40M49S</meta:editing-duration>
    <meta:editing-cycles>358</meta:editing-cycles>
    <meta:generator>LibreOffice/6.4.6.2$Linux_X86_64 LibreOffice_project/40$Build-2</meta:generator>
    <meta:document-statistic meta:table-count="1" meta:cell-count="3969" meta:object-count="0"/>
  </office:meta>
</office:document-meta>
</file>